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2b91af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/>
    </style:style>
    <style:style style:name="T8" style:family="text"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d[x, y] = (</text:span><text:span text:style-name="T3">byte</text:span><text:span text:style-name="T1">)(lumance[x, y] - 0.001 * (Cbframe[x, y] - 128) + 1.402 * (Crframe[x, y] - 128));</text:span></text:p>
      <text:p text:style-name="P1"><text:span text:style-name="T1">green[x, y] = (</text:span><text:span text:style-name="T3">byte</text:span><text:span text:style-name="T1">)(lumance[x, y] - .34414 * (Cbframe[x, y] - 128) - .71414 * (Crframe[x, y] - 128));</text:span></text:p>
      <text:p text:style-name="P1"><text:span text:style-name="T1">blue[x, y] = (</text:span><text:span text:style-name="T3">byte</text:span><text:span text:style-name="T1">)(lumance[x, y] + 1.722 * (Cbframe[x, y] - 128) + 0.001 * (Crframe[x, y] – 128));</text:span></text:p>
      <text:p text:style-name="P2"/>
      <text:p text:style-name="P2"/>
      <text:p text:style-name="P1"><text:span text:style-name="T3">if</text:span><text:span text:style-name="T1"> (</text:span><text:span text:style-name="T5">JPG</text:span><text:span text:style-name="T1">.data[</text:span><text:span text:style-name="T5">JPG</text:span><text:span text:style-name="T1">.offset] == 0xFF &amp;&amp; </text:span><text:span text:style-name="T5">JPG</text:span><text:span text:style-name="T1">.data[</text:span><text:span text:style-name="T5">JPG</text:span><text:span text:style-name="T1">.offset + 1] != 0x0) <text:s/></text:span><text:span text:style-name="T6">//restart code</text:span></text:p>
      <text:p text:style-name="P2"><text:s text:c="16"/>{</text:p>
      <text:p text:style-name="P1"><text:span text:style-name="T1"><text:s text:c="20"/></text:span><text:span text:style-name="T5">JPG</text:span><text:span text:style-name="T1">.yTemp = 0;</text:span></text:p>
      <text:p text:style-name="P1"><text:span text:style-name="T1"><text:s text:c="20"/></text:span><text:span text:style-name="T5">JPG</text:span><text:span text:style-name="T1">.CrTemp = 0;</text:span></text:p>
      <text:p text:style-name="P1"><text:span text:style-name="T1"><text:s text:c="20"/></text:span><text:span text:style-name="T5">JPG</text:span><text:span text:style-name="T1">.CbTemp = 0;</text:span></text:p>
      <text:p text:style-name="P2"><text:s text:c="20"/>bitPosition = 0x80;</text:p>
      <text:p text:style-name="P1"><text:span text:style-name="T1"><text:s text:c="20"/></text:span><text:span text:style-name="T5">JPG</text:span><text:span text:style-name="T1">.offset += 2; </text:span><text:span text:style-name="T6">// skip 0xDx after 0xff in stream <text:s text:c="5"/></text:span></text:p>
      <text:p text:style-name="P2"><text:s text:c="16"/>}</text:p>
      <text:p text:style-name="P2"/>
      <text:p text:style-name="P2"><text:span text:style-name="T4">Matrix_Result</text:span> dcxt = <text:span text:style-name="T2">new</text:span> <text:span text:style-name="T4">Matrix_Result</text:span>(<text:span text:style-name="T7">"Red"</text:span>, red);</text:p>
      <text:p text:style-name="P2"><text:s text:c="12"/>dcxt.Show();</text:p>
      <text:p text:style-name="P1"><text:span text:style-name="T1"><text:s text:c="12"/></text:span><text:span text:style-name="T5">Matrix_Result</text:span><text:span text:style-name="T1"> dct = </text:span><text:span text:style-name="T3">new</text:span><text:span text:style-name="T1"> </text:span><text:span text:style-name="T5">Matrix_Result</text:span><text:span text:style-name="T1">(</text:span><text:span text:style-name="T8">"Green"</text:span><text:span text:style-name="T1">, green);</text:span></text:p>
      <text:p text:style-name="P2"><text:s text:c="12"/>dct.Show();</text:p>
      <text:p text:style-name="P1"><text:span text:style-name="T1"><text:s text:c="12"/></text:span><text:span text:style-name="T5">Matrix_Result</text:span><text:span text:style-name="T1"> dctt = </text:span><text:span text:style-name="T3">new</text:span><text:span text:style-name="T1"> </text:span><text:span text:style-name="T5">Matrix_Result</text:span><text:span text:style-name="T1">(</text:span><text:span text:style-name="T8">"Blue"</text:span><text:span text:style-name="T1">, blue);</text:span></text:p>
      <text:p text:style-name="P2"><text:s text:c="12"/>dctt.Show();</text:p>
      <text:p text:style-name="P2"/>
      <text:p text:style-name="P2"/>
      <text:p text:style-name="P2"/>
      <text:p text:style-name="P2"><text:s text:c="32"/>}</text:p>
      <text:p text:style-name="P1"><text:span text:style-name="T1"><text:s text:c="32"/></text:span><text:span text:style-name="T3">if</text:span><text:span text:style-name="T1"> (data[offset] == 1 &amp;&amp; offset &lt; temp)</text:span></text:p>
      <text:p text:style-name="P2"><text:s text:c="32"/>{</text:p>
      <text:p text:style-name="P2"><text:s text:c="36"/></text:p>
      <text:p text:style-name="P2"><text:s text:c="32"/>}</text:p>
      <text:p text:style-name="P1"><text:span text:style-name="T1"><text:s text:c="32"/></text:span><text:span text:style-name="T3">else</text:span><text:span text:style-name="T1"> </text:span><text:span text:style-name="T3">if</text:span><text:span text:style-name="T1"> (data[offset] == 0x10 &amp;&amp; offset &lt; temp)</text:span></text:p>
      <text:p text:style-name="P2"><text:s text:c="32"/>{</text:p>
      <text:p text:style-name="P2"><text:s text:c="36"/>decode = offset + 16;</text:p>
      <text:p text:style-name="P2"><text:s text:c="36"/>HAC1 = HuffmanTable(data, decode);</text:p>
      <text:p text:style-name="P2"><text:s text:c="32"/>}</text:p>
      <text:p text:style-name="P2"/>
      <text:p text:style-name="P1"><text:span text:style-name="T1"><text:s text:c="32"/></text:span><text:span text:style-name="T3">if</text:span><text:span text:style-name="T1"> (data[offset++] == 0x10 &amp;&amp; offset &lt; temp)</text:span></text:p>
      <text:p text:style-name="P2"><text:s text:c="32"/>{</text:p>
      <text:p text:style-name="P2"><text:s text:c="36"/>decode = offset + 16;</text:p>
      <text:p text:style-name="P2"><text:s text:c="36"/>HAC1 = HuffmanTable(data, decode);</text:p>
      <text:p text:style-name="P2"><text:s text:c="32"/>}</text:p>
      <text:p text:style-name="P1"><text:span text:style-name="T1"><text:s text:c="32"/></text:span><text:span text:style-name="T3">else</text:span><text:span text:style-name="T1"> </text:span><text:span text:style-name="T3">if</text:span><text:span text:style-name="T1"> (data[offset++] == 0x01 &amp;&amp; offset &lt; temp)</text:span></text:p>
      <text:p text:style-name="P2"><text:s text:c="32"/>{</text:p>
      <text:p text:style-name="P2"><text:s text:c="36"/>decode = offset + 16;</text:p>
      <text:p text:style-name="P2"><text:s text:c="36"/>HDC2 = HuffmanTable(data, decode);</text:p>
      <text:p text:style-name="P2"><text:s text:c="32"/>}</text:p>
      <text:p text:style-name="P2"><text:soft-page-break/></text:p>
      <text:p text:style-name="P1"><text:span text:style-name="T1"><text:s text:c="32"/></text:span><text:span text:style-name="T3">if</text:span><text:span text:style-name="T1"> (data[offset++] == 0x11 &amp;&amp; offset &lt; temp)</text:span></text:p>
      <text:p text:style-name="P2"><text:s text:c="32"/>{</text:p>
      <text:p text:style-name="P2"><text:s text:c="36"/>decode = offset + 16;</text:p>
      <text:p text:style-name="P2"><text:s text:c="36"/>HAC2 = HuffmanTable(data, decode);</text:p>
      <text:p text:style-name="P2"><text:s text:c="32"/>}</text:p>
      <text:p text:style-name="P2"><text:s text:c="32"/>offset = temp;</text:p>
      <text:p text:style-name="P2"><text:s text:c="28"/>}</text:p>
      <text:p text:style-name="P1"><text:span text:style-name="T1"><text:s text:c="28"/></text:span><text:span text:style-name="T3">else</text:span><text:span text:style-name="T1"> </text:span><text:span text:style-name="T3">if</text:span><text:span text:style-name="T1">(data[offset + 3] == 0x01)</text:span></text:p>
      <text:p text:style-name="P2"><text:s text:c="28"/>{</text:p>
      <text:p text:style-name="P1"><text:span text:style-name="T1"><text:s text:c="32"/>temp = (</text:span><text:span text:style-name="T3">int</text:span><text:span text:style-name="T1">)(offset + data[offset + 1] * 0x100 + data[offset + 2] + 1);</text:span></text:p>
      <text:p text:style-name="P2"><text:s text:c="32"/>decode = offset + 20;</text:p>
      <text:p text:style-name="P2"><text:s text:c="32"/>offset += 4;</text:p>
      <text:p text:style-name="P2"><text:s text:c="32"/>HDC2 = HuffmanTable(data, decode);</text:p>
      <text:p text:style-name="P2"><text:s text:c="32"/>offset = temp;</text:p>
      <text:p text:style-name="P2"><text:s text:c="28"/>}</text:p>
      <text:p text:style-name="P1"><text:span text:style-name="T1"><text:s text:c="28"/></text:span><text:span text:style-name="T3">else</text:span><text:span text:style-name="T1"> </text:span><text:span text:style-name="T3">if</text:span><text:span text:style-name="T1"> (data[offset + 3] == 0x10)</text:span></text:p>
      <text:p text:style-name="P2"><text:s text:c="28"/>{</text:p>
      <text:p text:style-name="P1"><text:span text:style-name="T1"><text:s text:c="32"/>temp = (</text:span><text:span text:style-name="T3">int</text:span><text:span text:style-name="T1">)( offset + data[offset + 1] * 0x100 + data[offset + 2] + 1);</text:span></text:p>
      <text:p text:style-name="P2"><text:s text:c="32"/>decode = offset + 20;</text:p>
      <text:p text:style-name="P2"><text:s text:c="32"/>offset += 4;</text:p>
      <text:p text:style-name="P2"><text:s text:c="32"/>HAC1 = HuffmanTable(data, decode);</text:p>
      <text:p text:style-name="P2"><text:s text:c="32"/>offset = temp;</text:p>
      <text:p text:style-name="P2"/>
      <text:p text:style-name="P2"><text:s text:c="28"/>}</text:p>
      <text:p text:style-name="P1"><text:span text:style-name="T1"><text:s text:c="28"/></text:span><text:span text:style-name="T3">else</text:span><text:span text:style-name="T1"> </text:span><text:span text:style-name="T3">if</text:span><text:span text:style-name="T1"> (data[offset + 3] == 0x11)</text:span></text:p>
      <text:p text:style-name="P2"><text:s text:c="28"/>{</text:p>
      <text:p text:style-name="P1"><text:span text:style-name="T1"><text:s text:c="32"/>temp = (</text:span><text:span text:style-name="T3">int</text:span><text:span text:style-name="T1">)(offset + data[offset + 1] * 0x100 + data[offset + 2] + 1);</text:span></text:p>
      <text:p text:style-name="P2"><text:s text:c="32"/>decode = offset + 20;</text:p>
      <text:p text:style-name="P2"><text:s text:c="32"/>offset += 4;</text:p>
      <text:p text:style-name="P2"><text:s text:c="32"/>HAC2 = HuffmanTable(data, decode);</text:p>
      <text:p text:style-name="P2"><text:s text:c="32"/>offset = temp;</text:p>
      <text:p text:style-name="P2"><text:s text:c="28"/>}</text:p>
      <text:p text:style-name="P2"/>
      <text:p text:style-name="P7">//***************************************************************************************************************************************************</text:p>
      <text:p text:style-name="P6">//</text:p>
      <text:p text:style-name="P6">//</text:p>
      <text:p text:style-name="P6">//</text:p>
      <text:p text:style-name="P6">//***************************************************************************************************************************************************</text:p>
      <text:p text:style-name="P5"><text:span text:style-name="T1"><text:s text:c="9"/></text:span><text:span text:style-name="T3">public</text:span><text:span text:style-name="T1"> </text:span><text:span text:style-name="T3">void</text:span><text:span text:style-name="T1"> moveCluster(</text:span><text:span text:style-name="T3">int</text:span><text:span text:style-name="T1">[,] from, </text:span><text:span text:style-name="T3">ref</text:span><text:span text:style-name="T1"> </text:span><text:span text:style-name="T3">int</text:span><text:span text:style-name="T1">[,] to, </text:span><text:span text:style-name="T3">int</text:span><text:span text:style-name="T1"> x, </text:span><text:span text:style-name="T3">int</text:span><text:span text:style-name="T1"> y)</text:span></text:p>
      <text:p text:style-name="P4"><text:s text:c="9"/>{</text:p>
      <text:p text:style-name="P4"><text:s text:c="13"/>to[x, y] = from[0, 0]; to[x + 2, y] = from[2, 0]; to[x + 4, y] = from[4, 0]; to[x + 6, y] = from[6, 0];</text:p>
      <text:p text:style-name="P4"><text:soft-page-break/><text:s text:c="13"/>to[x, y + 1] = from[0, 1]; to[x + 2, y + 1] = from[2, 1]; to[x + 4, y + 1] = from[4, 1]; to[x + 6, y + 1] = from[6, 1];</text:p>
      <text:p text:style-name="P4"><text:s text:c="13"/>to[x, y + 2] = from[0, 2]; to[x + 2, y + 2] = from[2, 2]; to[x + 4, y + 2] = from[4, 2]; to[x + 6, y + 2] = from[6, 2];</text:p>
      <text:p text:style-name="P4"><text:s text:c="13"/>to[x, y + 3] = from[0, 3]; to[x + 2, y + 3] = from[2, 3]; to[x + 4, y + 3] = from[4, 3]; to[x + 6, y + 3] = from[6, 3];</text:p>
      <text:p text:style-name="P4"><text:s text:c="13"/>to[x, y + 4] = from[0, 4]; to[x + 2, y + 4] = from[2, 4]; to[x + 4, y + 4] = from[4, 4]; to[x + 6, y + 4] = from[6, 4];</text:p>
      <text:p text:style-name="P4"><text:s text:c="13"/>to[x, y + 5] = from[0, 5]; to[x + 2, y + 5] = from[2, 5]; to[x + 4, y + 5] = from[4, 5]; to[x + 6, y + 5] = from[6, 5];</text:p>
      <text:p text:style-name="P4"><text:s text:c="13"/>to[x, y + 6] = from[0, 6]; to[x + 2, y + 6] = from[2, 6]; to[x + 4, y + 6] = from[4, 6]; to[x + 6, y + 6] = from[6, 6];</text:p>
      <text:p text:style-name="P4"><text:s text:c="13"/>to[x, y + 7] = from[0, 7]; to[x + 2, y + 7] = from[2, 7]; to[x + 4, y + 7] = from[4, 7]; to[x + 6, y + 7] = from[6, 7];</text:p>
      <text:p text:style-name="P4"><text:s text:c="13"/>to[x + 1, y] = from[1, 0]; to[x + 3, y] = from[3, 0]; to[x + 5, y] = from[5, 0]; to[x + 7, y] = from[7, 0];</text:p>
      <text:p text:style-name="P4"><text:s text:c="13"/>to[x + 1, y + 1] = from[1, 1]; to[x + 3, y + 1] = from[3, 1]; to[x + 5, y + 1] = from[5, 1]; to[x + 7, y + 1] = from[7, 1];</text:p>
      <text:p text:style-name="P4"><text:s text:c="13"/>to[x + 1, y + 2] = from[1, 2]; to[x + 3, y + 2] = from[3, 2]; to[x + 5, y + 2] = from[5, 2]; to[x + 7, y + 2] = from[7, 2];</text:p>
      <text:p text:style-name="P4"><text:s text:c="13"/>to[x + 1, y + 3] = from[1, 3]; to[x + 3, y + 3] = from[3, 3]; to[x + 5, y + 3] = from[5, 3]; to[x + 7, y + 3] = from[7, 3];</text:p>
      <text:p text:style-name="P4"><text:s text:c="13"/>to[x + 1, y + 4] = from[1, 4]; to[x + 3, y + 4] = from[3, 4]; to[x + 5, y + 4] = from[5, 4]; to[x + 7, y + 4] = from[7, 4];</text:p>
      <text:p text:style-name="P4"><text:s text:c="13"/>to[x + 1, y + 5] = from[1, 5]; to[x + 3, y + 5] = from[3, 5]; to[x + 5, y + 5] = from[5, 5]; to[x + 7, y + 5] = from[7, 5];</text:p>
      <text:p text:style-name="P4"><text:s text:c="13"/>to[x + 1, y + 6] = from[1, 6]; to[x + 3, y + 6] = from[3, 6]; to[x + 5, y + 6] = from[5, 6]; to[x + 7, y + 6] = from[7, 6];</text:p>
      <text:p text:style-name="P4"><text:s text:c="13"/>to[x + 1, y + 7] = from[1, 7]; to[x + 3, y + 7] = from[3, 7]; to[x + 5, y + 7] = from[5, 7]; to[x + 7, y + 7] = from[7, 7];</text:p>
      <text:p text:style-name="P4"><text:s text:c="9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Bromley</meta:initial-creator>
    <meta:creation-date>2015-06-12T05:38:17.98</meta:creation-date>
    <dc:date>2015-06-23T11:07:13.86</dc:date>
    <dc:creator>Richard Bromley</dc:creator>
    <meta:editing-duration>PT2M48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3" meta:paragraph-count="92" meta:word-count="886" meta:character-count="6060"/>
  </office:meta>
</office:document-meta>
</file>